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Sphere Position</text:p>
          </table:table-cell>
          <table:table-cell office:value-type="string" calcext:value-type="string">
            <text:p>Screen Size</text:p>
          </table:table-cell>
          <table:table-cell office:value-type="string" calcext:value-type="string">
            <text:p>Field of View</text:p>
          </table:table-cell>
          <table:table-cell/>
          <table:table-cell office:value-type="string" calcext:value-type="string">
            <text:p>Ray Origin</text:p>
          </table:table-cell>
          <table:table-cell/>
          <table:table-cell office:value-type="string" calcext:value-type="string">
            <text:p>Sphere Center Vector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1920" calcext:value-type="float">
            <text:p>19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$A3]-[.$E3]" office:value-type="float" office:value="-7.5" calcext:value-type="float">
            <text:p>-7.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80" calcext:value-type="float">
            <text:p>1080</text:p>
          </table:table-cell>
          <table:table-cell table:formula="of:=[.$C$3]/180*PI()" office:value-type="float" office:value="0.523598775598299" calcext:value-type="float">
            <text:p>0.52359877559829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$A4]-[.$E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MIN([.$B$3:.$B$4])" office:value-type="float" office:value="1080" calcext:value-type="float">
            <text:p>1080</text:p>
          </table:table-cell>
          <table:table-cell table:number-columns-repeated="2"/>
          <table:table-cell table:formula="of:=[.$B$14]" office:value-type="float" office:value="7.61237174361566" calcext:value-type="float">
            <text:p>7.61237174361566</text:p>
          </table:table-cell>
          <table:table-cell/>
          <table:table-cell table:formula="of:=[.$A5]-[.$E5]" office:value-type="float" office:value="-27.6123717436157" calcext:value-type="float">
            <text:p>-27.612371743615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here Radius</text:p>
          </table:table-cell>
          <table:table-cell table:formula="of:=2*[.$B3]/[.$B$5]" office:value-type="float" office:value="3.55555555555556" calcext:value-type="float">
            <text:p>3.55555555555556</text:p>
          </table:table-cell>
          <table:table-cell table:formula="of:=[.$B7]*0.5" office:value-type="float" office:value="1.77777777777778" calcext:value-type="float">
            <text:p>1.77777777777778</text:p>
          </table:table-cell>
          <table:table-cell table:number-columns-repeated="3"/>
          <table:table-cell office:value-type="string" calcext:value-type="string">
            <text:p>Length</text:p>
          </table:table-cell>
          <table:table-cell table:number-columns-repeated="3"/>
        </table:table-row>
        <table:table-row table:style-name="ro1">
          <table:table-cell/>
          <table:table-cell table:formula="of:=2*[.$B4]/[.$B$5]" office:value-type="float" office:value="2" calcext:value-type="float">
            <text:p>2</text:p>
          </table:table-cell>
          <table:table-cell table:formula="of:=[.$B8]*0.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SQRT([.G3]*[.G3]+[.G4]*[.G4]+[.G5]*[.G5])" office:value-type="float" office:value="28.891055247388" calcext:value-type="float">
            <text:p>28.8910552473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agonal</text:p>
          </table:table-cell>
          <table:table-cell table:number-columns-repeated="8"/>
        </table:table-row>
        <table:table-row table:style-name="ro1">
          <table:table-cell/>
          <table:table-cell table:formula="of:=SQRT([.B7]*[.B7]+[.B8]*[.B8])" office:value-type="float" office:value="4.07945772237463" calcext:value-type="float">
            <text:p>4.07945772237463</text:p>
          </table:table-cell>
          <table:table-cell table:number-columns-repeated="4"/>
          <table:table-cell office:value-type="string" calcext:value-type="string">
            <text:p>Normalized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adius</text:p>
          </table:table-cell>
          <table:table-cell table:number-columns-repeated="4"/>
          <table:table-cell table:formula="of:=[.G3]/[.$G$9]" office:value-type="float" office:value="-0.259595917690755" calcext:value-type="float">
            <text:p>-0.259595917690755</text:p>
          </table:table-cell>
          <table:table-cell table:number-columns-repeated="3"/>
        </table:table-row>
        <table:table-row table:style-name="ro1">
          <table:table-cell/>
          <table:table-cell table:formula="of:=([.$B$11]*0.5)/TAN([.$C$4]*0.5)" office:value-type="float" office:value="7.61237174361566" calcext:value-type="float">
            <text:p>7.61237174361566</text:p>
          </table:table-cell>
          <table:table-cell table:number-columns-repeated="4"/>
          <table:table-cell table:formula="of:=[.G4]/[.$G$9]" office:value-type="float" office:value="0.138451156101736" calcext:value-type="float">
            <text:p>0.138451156101736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5]/[.$G$9]" office:value-type="float" office:value="-0.955741197653626" calcext:value-type="float">
            <text:p>-0.95574119765362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Distance To Screen (ScreenRadius / SphereCenterVector.z)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formula="of:=-[.$B$14]/[.$G$15]" office:value-type="float" office:value="7.96488815414075" calcext:value-type="float">
            <text:p>7.9648881541407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Sphere Center On Screen</text:p>
          </table:table-cell>
          <table:table-cell office:value-type="string" calcext:value-type="string">
            <text:p>Normalized</text:p>
          </table:table-cell>
          <table:table-cell/>
          <table:table-cell office:value-type="string" calcext:value-type="string">
            <text:p>Edge Center Vector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formula="of:=[.$E3]+[.$G$19]*[.$G13]" office:value-type="float" office:value="-2.0676524496784" calcext:value-type="float">
            <text:p>-2.0676524496784</text:p>
          </table:table-cell>
          <table:table-cell table:formula="of:=[.$G23]/[.$G$29]" office:value-type="float" office:value="-0.882352941176471" calcext:value-type="float">
            <text:p>-0.882352941176471</text:p>
          </table:table-cell>
          <table:table-cell/>
          <table:table-cell table:formula="of:=[.$J$40]*[.$H23]" office:value-type="float" office:value="-1.81566845345694" calcext:value-type="float">
            <text:p>-1.81566845345694</text:p>
          </table:table-cell>
        </table:table-row>
        <table:table-row table:style-name="ro1">
          <table:table-cell table:number-columns-repeated="6"/>
          <table:table-cell table:formula="of:=[.$E4]+[.$G$19]*[.$G14]" office:value-type="float" office:value="1.10274797316181" calcext:value-type="float">
            <text:p>1.10274797316181</text:p>
          </table:table-cell>
          <table:table-cell table:formula="of:=[.$G24]/[.$G$29]" office:value-type="float" office:value="0.470588235294118" calcext:value-type="float">
            <text:p>0.470588235294118</text:p>
          </table:table-cell>
          <table:table-cell/>
          <table:table-cell table:formula="of:=[.$J$40]*[.$H24]" office:value-type="float" office:value="0.968356508510367" calcext:value-type="float">
            <text:p>0.968356508510367</text:p>
          </table:table-cell>
        </table:table-row>
        <table:table-row table:style-name="ro1">
          <table:table-cell table:number-columns-repeated="6"/>
          <table:table-cell table:formula="of:=[.$E5]+[.$G$19]*[.$G15]" office:value-type="float" office:value="0" calcext:value-type="float">
            <text:p>0</text:p>
          </table:table-cell>
          <table:table-cell table:formula="of:=[.$G25]/[.$G$29]" office:value-type="float" office:value="0" calcext:value-type="float">
            <text:p>0</text:p>
          </table:table-cell>
          <table:table-cell/>
          <table:table-cell table:formula="of:=[.$J$40]*[.$H25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Length From Center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formula="of:=SQRT([.G23]*[.G23]+[.G24]*[.G24]+[.G25]*[.G25])" office:value-type="float" office:value="2.34333944296885" calcext:value-type="float">
            <text:p>2.3433394429688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entral Angl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os=</text:p>
          </table:table-cell>
          <table:table-cell table:formula="of:=-[.$G$15]" office:value-type="float" office:value="0.955741197653626" calcext:value-type="float">
            <text:p>0.9557411976536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angle=</text:p>
          </table:table-cell>
          <table:table-cell table:formula="of:=ACOS([.$G$32])" office:value-type="float" office:value="0.298627476268142" calcext:value-type="float">
            <text:p>0.298627476268142</text:p>
          </table:table-cell>
          <table:table-cell table:formula="of:=[.$G33]/PI()*180" office:value-type="float" office:value="17.1100940368077" calcext:value-type="float">
            <text:p>17.1100940368077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Edge Angl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in=</text:p>
          </table:table-cell>
          <table:table-cell table:formula="of:=[.$A$9]/[.$G$9]" office:value-type="float" office:value="0.0346127890254341" calcext:value-type="float">
            <text:p>0.03461278902543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angle=</text:p>
          </table:table-cell>
          <table:table-cell table:formula="of:=ASIN([.$G$36])" office:value-type="float" office:value="0.0346197040348567" calcext:value-type="float">
            <text:p>0.034619704034857</text:p>
          </table:table-cell>
          <table:table-cell table:formula="of:=[.$G37]/PI()*180" office:value-type="float" office:value="1.98356292918932" calcext:value-type="float">
            <text:p>1.9835629291893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Remaining Angle</text:p>
          </table:table-cell>
          <table:table-cell table:number-columns-repeated="2"/>
          <table:table-cell office:value-type="string" calcext:value-type="string">
            <text:p>Length To Ed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ngle=</text:p>
          </table:table-cell>
          <table:table-cell table:formula="of:=[.$G33]-[.$G37]" office:value-type="float" office:value="0.264007772233286" calcext:value-type="float">
            <text:p>0.264007772233286</text:p>
          </table:table-cell>
          <table:table-cell table:formula="of:=[.$G40]/PI()*180" office:value-type="float" office:value="15.1265311076184" calcext:value-type="float">
            <text:p>15.1265311076184</text:p>
          </table:table-cell>
          <table:table-cell/>
          <table:table-cell table:formula="of:=[.$G$41]*[.$B$14]" office:value-type="float" office:value="2.05775758058453" calcext:value-type="float">
            <text:p>2.0577575805845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an=</text:p>
          </table:table-cell>
          <table:table-cell table:formula="of:=TAN([.$G$40])" office:value-type="float" office:value="0.27031753701602" calcext:value-type="float">
            <text:p>0.270317537016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2:36:14.229132249</meta:creation-date>
    <dc:date>2021-03-21T14:49:48.618209163</dc:date>
    <meta:editing-duration>PT1H20M22S</meta:editing-duration>
    <meta:editing-cycles>3</meta:editing-cycles>
    <meta:generator>LibreOffice/6.4.6.2$Linux_X86_64 LibreOffice_project/40$Build-2</meta:generator>
    <meta:document-statistic meta:table-count="1" meta:cell-count="71" meta:object-count="0"/>
  </office:meta>
</office:document-meta>
</file>